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ST functio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ogged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V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enaral note: Admin only when it is not public or for all logged in.</text:p>
          </table:table-cell>
        </table:table-row>
        <table:table-row table:style-name="ro1">
          <table:table-cell office:value-type="string" calcext:value-type="string">
            <text:p>getDoc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ng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Log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Log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Log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reateTab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Us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User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chU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View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UpdateDeviceNam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etBatteryIsLo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etBatteryIsLowReceiv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Devi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etConnectedToInternetTim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et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eviceStatusesByBTAddres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tatuse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tatu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DeviceStatu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DeviceStatusesByBTAddr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MessageStatsOfADevic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MessageStat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MessageSta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MessageSta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MessageStatsByBTAddr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LogArchiv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Python2Relea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Config to fetch available update releases</text:p>
          </table:table-cell>
          <table:table-cell/>
        </table:table-row>
        <table:table-row table:style-name="ro1">
          <table:table-cell office:value-type="string" calcext:value-type="string">
            <text:p>get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BLEAPIRelea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Config to fetch available update releases</text:p>
          </table:table-cell>
          <table:table-cell/>
        </table:table-row>
        <table:table-row table:style-name="ro1">
          <table:table-cell office:value-type="string" calcext:value-type="string">
            <text:p>get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eleaseStatu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BLEAPIReleaseUpgradeScrip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WiRoc to fetch what upgrade scripts should be run</text:p>
          </table:table-cell>
          <table:table-cell/>
        </table:table-row>
        <table:table-row table:style-name="ro1">
          <table:table-cell office:value-type="string" calcext:value-type="string">
            <text:p>get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Python2ReleaseUpgradeScrip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WiRoc to fetch what upgrade scripts should be run</text:p>
          </table:table-cell>
          <table:table-cell/>
        </table:table-row>
        <table:table-row table:style-name="ro1">
          <table:table-cell office:value-type="string" calcext:value-type="string">
            <text:p>get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Competition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mpetitio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23:09:33.194944436</meta:creation-date>
    <dc:date>2023-07-30T12:00:48.560791677</dc:date>
    <meta:editing-duration>PT13M39S</meta:editing-duration>
    <meta:editing-cycles>4</meta:editing-cycles>
    <meta:generator>LibreOffice/6.4.7.2$Linux_X86_64 LibreOffice_project/40$Build-2</meta:generator>
    <meta:document-statistic meta:table-count="1" meta:cell-count="132" meta:object-count="0"/>
  </office:meta>
</office:document-meta>
</file>